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color="#800000"/>
    </style:style>
    <style:style style:name="P4" style:family="paragraph" style:parent-style-name="Standard">
      <style:text-properties fo:color="#80000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fo:color="#800000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Text_20_body" style:list-style-name="L3">
      <style:paragraph-properties fo:margin-top="0cm" fo:margin-bottom="0cm"/>
    </style:style>
    <style:style style:name="P16" style:family="paragraph" style:parent-style-name="Text_20_body" style:list-style-name="L4">
      <style:paragraph-properties fo:margin-top="0cm" fo:margin-bottom="0cm"/>
    </style:style>
    <style:style style:name="P17" style:family="paragraph" style:parent-style-name="Text_20_body" style:list-style-name="L5">
      <style:paragraph-properties fo:margin-top="0cm" fo:margin-bottom="0cm"/>
    </style:style>
    <style:style style:name="P18" style:family="paragraph" style:parent-style-name="Text_20_body" style:list-style-name="L6">
      <style:paragraph-properties fo:margin-top="0cm" fo:margin-bottom="0cm"/>
    </style:style>
    <style:style style:name="P19" style:family="paragraph" style:parent-style-name="Text_20_body" style:list-style-name="L7">
      <style:paragraph-properties fo:margin-top="0cm" fo:margin-bottom="0cm"/>
    </style:style>
    <style:style style:name="P20" style:family="paragraph" style:parent-style-name="Text_20_body">
      <style:paragraph-properties fo:margin-top="0cm" fo:margin-bottom="0cm"/>
      <style:text-properties fo:color="#800000"/>
    </style:style>
    <style:style style:name="P21" style:family="paragraph" style:parent-style-name="Standard">
      <style:text-properties fo:color="#800000"/>
    </style:style>
    <style:style style:name="T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Zapytania wykorzystujące funkcje agregujące. </text:p>
      <text:h text:style-name="Heading_20_1" text:outline-level="1"><text:bookmark text:name="zadanie_1"/>Zadanie 1</text:h>
      <text:p text:style-name="Text_20_body">Napisz zapytanie w języku <text:span text:style-name="ACRONYM">SQL</text:span> wyświetlające informacje na temat: </text:p>
      <text:list xml:id="list134670397137685643" text:style-name="L1">
        <text:list-item>
          <text:p text:style-name="P13">łącznej liczby czekoladek w bazie danych,</text:p>
        </text:list-item>
      </text:list>
      <text:p text:style-name="P3"/>
      <text:list xml:id="list43403184" text:continue-numbering="true" text:style-name="L1">
        <text:list-item>
          <text:p text:style-name="P13">łącznej liczby czekoladek z nadzieniem (na 2 sposoby) (podpowiedź: count(*), count(nazwaKolumny)),</text:p>
        </text:list-item>
      </text:list>
      <text:p text:style-name="P3"/>
      <text:list xml:id="list43398507" text:continue-numbering="true" text:style-name="L1">
        <text:list-item>
          <text:p text:style-name="P13">łącznej liczby czekoladek w poszczególnych pudełkach,</text:p>
        </text:list-item>
      </text:list>
      <text:p text:style-name="P3"/>
      <text:list xml:id="list43421250" text:continue-numbering="true" text:style-name="L1">
        <text:list-item>
          <text:p text:style-name="P13">łącznej liczby czekoladek bez orzechów w poszczególnych pudełkach,</text:p>
        </text:list-item>
      </text:list>
      <text:p text:style-name="P3"/>
      <text:list xml:id="list43424023" text:continue-numbering="true" text:style-name="L1">
        <text:list-item>
          <text:p text:style-name="P13">łącznej liczby czekoladek w mlecznej czekoladzie w poszczególnych pudełkach,</text:p>
        </text:list-item>
      </text:list>
      <text:p text:style-name="P3"/>
      <text:list xml:id="list43419201" text:continue-numbering="true" text:style-name="L1">
        <text:list-item>
          <text:p text:style-name="P5">pudełka, w którym jest najwięcej czekoladek.</text:p>
        </text:list-item>
      </text:list>
      <text:p text:style-name="P1"/>
      <text:h text:style-name="Heading_20_1" text:outline-level="1"><text:bookmark text:name="zadanie_2"/>Zadanie 2</text:h>
      <text:p text:style-name="Text_20_body">Napisz zapytanie w języku <text:span text:style-name="ACRONYM">SQL</text:span> wyświetlające informacje na temat: </text:p>
      <text:list xml:id="list9199765694950198459" text:style-name="L2">
        <text:list-item>
          <text:p text:style-name="P14">masy poszczególnych pudełek,</text:p>
        </text:list-item>
      </text:list>
      <text:p text:style-name="P3"/>
      <text:list xml:id="list43412664" text:continue-numbering="true" text:style-name="L2">
        <text:list-item>
          <text:p text:style-name="P14">pudełka o największej masie,</text:p>
        </text:list-item>
      </text:list>
      <text:p text:style-name="P3"/>
      <text:list xml:id="list43412132" text:continue-numbering="true" text:style-name="L2">
        <text:list-item>
          <text:p text:style-name="P14">średniej masie pudełka w ofercie cukierni,</text:p>
        </text:list-item>
      </text:list>
      <text:p text:style-name="P3"/>
      <text:list xml:id="list43412319" text:continue-numbering="true" text:style-name="L2">
        <text:list-item>
          <text:p text:style-name="P6">średniej wadze pojedynczej czekoladki w poszczególnych pudełkach,</text:p>
        </text:list-item>
      </text:list>
      <text:p text:style-name="P1"/>
      <text:h text:style-name="Heading_20_1" text:outline-level="1"><text:bookmark text:name="zadanie_3"/>Zadanie 3</text:h>
      <text:p text:style-name="Text_20_body">Napisz zapytanie w języku <text:span text:style-name="ACRONYM">SQL</text:span> wyświetlające informacje na temat: </text:p>
      <text:list xml:id="list8304797605200525062" text:style-name="L3">
        <text:list-item>
          <text:p text:style-name="P15">liczby zamówień na poszczególne dni,</text:p>
        </text:list-item>
      </text:list>
      <text:p text:style-name="P3"/>
      <text:list xml:id="list43421288" text:continue-numbering="true" text:style-name="L3">
        <text:list-item>
          <text:p text:style-name="P15">łącznej liczby wszystkich zamówień czekających na realizację,</text:p>
        </text:list-item>
      </text:list>
      <text:p text:style-name="P3"/>
      <text:list xml:id="list43399060" text:continue-numbering="true" text:style-name="L3">
        <text:list-item>
          <text:p text:style-name="P15">łącznej wartości wszystkich zamówień czekających na realizację,</text:p>
        </text:list-item>
      </text:list>
      <text:p text:style-name="P3"/>
      <text:list xml:id="list43401061" text:continue-numbering="true" text:style-name="L3">
        <text:list-item>
          <text:p text:style-name="P7">klientów, liczby złożonych przez nich zamówień i łącznej wartości złożonych przez nich <text:soft-page-break/>zamówień.</text:p>
        </text:list-item>
      </text:list>
      <text:p text:style-name="P1"/>
      <text:h text:style-name="Heading_20_1" text:outline-level="1"><text:bookmark text:name="zadanie_4"/>Zadanie 4</text:h>
      <text:p text:style-name="Text_20_body">Napisz zapytanie w języku <text:span text:style-name="ACRONYM">SQL</text:span> wyświetlające informacje na temat: </text:p>
      <text:list xml:id="list6325438745447387890" text:style-name="L4">
        <text:list-item>
          <text:p text:style-name="P16">czekoladki, która występuje w największej liczbie pudełek,</text:p>
        </text:list-item>
      </text:list>
      <text:p text:style-name="P3"/>
      <text:list xml:id="list43396962" text:continue-numbering="true" text:style-name="L4">
        <text:list-item>
          <text:p text:style-name="P16">czekoladki, która występuje w najmniejszej liczbie pudełek,</text:p>
        </text:list-item>
      </text:list>
      <text:p text:style-name="P2"><text:span text:style-name="T1"/></text:p>
      <text:list xml:id="list43406542" text:continue-numbering="true" text:style-name="L4">
        <text:list-item>
          <text:p text:style-name="P16">pudełka, które zawiera najwięcej czekoladek bez orzechów,</text:p>
        </text:list-item>
      </text:list>
      <text:p text:style-name="P3"/>
      <text:list xml:id="list43426129" text:continue-numbering="true" text:style-name="L4">
        <text:list-item>
          <text:p text:style-name="P8">pudełka, które jest najczęściej zamawiane przez klientów.</text:p>
        </text:list-item>
      </text:list>
      <text:p text:style-name="P1"/>
      <text:h text:style-name="Heading_20_1" text:outline-level="1"><text:bookmark text:name="zadanie_5"/>Zadanie 5</text:h>
      <text:p text:style-name="Text_20_body">Napisz zapytanie w języku <text:span text:style-name="ACRONYM">SQL</text:span> wyświetlające informacje na temat: </text:p>
      <text:list xml:id="list1477886437497317119" text:style-name="L5">
        <text:list-item>
          <text:p text:style-name="P17">liczby zamówień na poszczególne kwartały,</text:p>
        </text:list-item>
      </text:list>
      <text:p text:style-name="P3"/>
      <text:list xml:id="list43413151" text:continue-numbering="true" text:style-name="L5">
        <text:list-item>
          <text:p text:style-name="P17">liczby zamówień na poszczególne miesiące,</text:p>
        </text:list-item>
      </text:list>
      <text:p text:style-name="P3"/>
      <text:list xml:id="list43414177" text:continue-numbering="true" text:style-name="L5">
        <text:list-item>
          <text:p text:style-name="P17">liczby zamówień do realizacji w poszczególnych tygodniach,</text:p>
        </text:list-item>
      </text:list>
      <text:p text:style-name="P3"/>
      <text:list xml:id="list43406725" text:continue-numbering="true" text:style-name="L5">
        <text:list-item>
          <text:p text:style-name="P9">liczby zamówień do realizacji w poszczególnych miejscowościach.</text:p>
        </text:list-item>
      </text:list>
      <text:p text:style-name="P1"/>
      <text:h text:style-name="Heading_20_1" text:outline-level="1"><text:bookmark text:name="zadanie_6"/>Zadanie 6</text:h>
      <text:p text:style-name="Text_20_body">Napisz zapytanie w języku <text:span text:style-name="ACRONYM">SQL</text:span> wyświetlające informacje na temat: </text:p>
      <text:list xml:id="list7585964309291810779" text:style-name="L6">
        <text:list-item>
          <text:p text:style-name="P18">łącznej masy wszystkich pudełek czekoladek znajdujących się w cukierni,</text:p>
        </text:list-item>
      </text:list>
      <text:p text:style-name="P3"/>
      <text:list xml:id="list43419662" text:continue-numbering="true" text:style-name="L6">
        <text:list-item>
          <text:p text:style-name="P10">łącznej wartości wszystkich pudełek czekoladek znajdujących się w cukierni.</text:p>
        </text:list-item>
      </text:list>
      <text:p text:style-name="P1"/>
      <text:h text:style-name="Heading_20_1" text:outline-level="1"><text:bookmark text:name="zadanie_7"/>Zadanie 7</text:h>
      <text:p text:style-name="Text_20_body">Zakładając, że koszt wytworzenia pudełka czekoladek jest równy kosztowi wytworzenia zawartych w nim czekoladek, napisz zapytanie wyznaczające: </text:p>
      <text:list xml:id="list1505096607545015874" text:style-name="L7">
        <text:list-item>
          <text:p text:style-name="P19">zysk ze sprzedaży jednej sztuki poszczególnych pudełek (różnica między ceną pudełka i kosztem jego wytworzenia),</text:p>
        </text:list-item>
      </text:list>
      <text:p text:style-name="P3"/>
      <text:list xml:id="list43394824" text:continue-numbering="true" text:style-name="L7">
        <text:list-item>
          <text:p text:style-name="P19"><text:soft-page-break/>zysk ze sprzedaży zamówionych pudełek,</text:p>
        </text:list-item>
      </text:list>
      <text:p text:style-name="P2"/>
      <text:list xml:id="list43421142" text:continue-numbering="true" text:style-name="L7">
        <text:list-item>
          <text:p text:style-name="P11">zysk ze sprzedaży wszystkich pudełek czekoladek w cukierni.</text:p>
        </text:list-item>
      </text:list>
      <text:p text:style-name="P1"/>
      <text:h text:style-name="Heading_20_1" text:outline-level="1"><text:bookmark text:name="zadanie_8"/>Zadanie 8</text:h>
      <text:p text:style-name="Text_20_body">Napisz zapytanie wyświetlające: liczbę porządkową i identyfikator pudełka czekoladek (idpudelka). Identyfikatory pudełek mają być posortowane alfabetycznie, rosnąco. Liczba porządkowa jest z przedziału 1..N, gdzie N jest ilością pudełek. </text:p>
      <text:p text:style-name="Text_20_body"><text:span text:style-name="Strong_20_Emphasis">Uwaga</text:span>: należy zastosować <text:span text:style-name="Strong_20_Emphasis">samozłączenie</text:span> (<text:span text:style-name="Strong_20_Emphasis">złączenie własne</text:span>)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ACRONYM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5-26T23:11:02</meta:creation-date>
    <dc:date>2016-02-29T23:23:39.65</dc:date>
    <dc:creator>M S</dc:creator>
    <meta:editing-duration>PT2H48M35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3" meta:paragraph-count="46" meta:word-count="349" meta:character-count="2598"/>
  </office:meta>
</office:document-meta>
</file>